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text-properties fo:color="#192333" loext:opacity="100%"/>
    </style:style>
    <style:style style:name="P2" style:family="paragraph" style:parent-style-name="Text_20_body">
      <style:paragraph-properties fo:margin-left="0in" fo:margin-right="0in" fo:text-indent="0in" style:auto-text-indent="false"/>
      <style:text-properties fo:color="#192333" loext:opacity="100%"/>
    </style:style>
    <style:style style:name="P3" style:family="paragraph" style:parent-style-name="Text_20_body">
      <style:paragraph-properties fo:margin-left="0in" fo:margin-right="0in" fo:orphans="0" fo:text-indent="0in" style:auto-text-indent="false"/>
      <style:text-properties fo:color="#192333" loext:opacity="100%"/>
    </style:style>
    <style:style style:name="P4" style:family="paragraph" style:parent-style-name="Text_20_body">
      <style:paragraph-properties fo:orphans="0"/>
      <style:text-properties fo:color="#192333" loext:opacity="100%"/>
    </style:style>
    <style:style style:name="P5" style:family="paragraph" style:parent-style-name="Text_20_body" style:list-style-name="L1">
      <style:paragraph-properties fo:margin-top="0in" fo:margin-bottom="0in" style:contextual-spacing="false" fo:orphans="0"/>
      <style:text-properties fo:color="#192333" loext:opacity="100%"/>
    </style:style>
    <style:style style:name="P6" style:family="paragraph" style:parent-style-name="Text_20_body" style:list-style-name="L1">
      <style:paragraph-properties fo:orphans="0"/>
      <style:text-properties fo:color="#192333" loext:opacity="100%"/>
    </style:style>
    <style:style style:name="P7" style:family="paragraph" style:parent-style-name="Text_20_body" style:list-style-name="L2">
      <style:paragraph-properties fo:margin-top="0in" fo:margin-bottom="0in" style:contextual-spacing="false" fo:orphans="0"/>
      <style:text-properties fo:color="#192333" loext:opacity="100%"/>
    </style:style>
    <style:style style:name="P8" style:family="paragraph" style:parent-style-name="Text_20_body" style:list-style-name="L2">
      <style:paragraph-properties fo:orphans="0"/>
      <style:text-properties fo:color="#192333" loext:opacity="100%"/>
    </style:style>
    <style:style style:name="P9" style:family="paragraph" style:parent-style-name="Heading_20_2">
      <style:paragraph-properties fo:margin-top="0in" fo:margin-bottom="0.0972in" style:contextual-spacing="false" fo:line-height="115%" fo:orphans="0"/>
      <style:text-properties fo:color="#192333" loext:opacity="100%"/>
    </style:style>
    <style:style style:name="P10" style:family="paragraph" style:parent-style-name="Heading_20_3">
      <style:paragraph-properties fo:margin-top="0in" fo:margin-bottom="0.0972in" style:contextual-spacing="false" fo:line-height="115%" fo:orphans="0"/>
      <style:text-properties fo:color="#192333" loext:opacity="100%"/>
    </style:style>
    <style:style style:name="P11" style:family="paragraph" style:parent-style-name="Text_20_body" style:list-style-name="L3">
      <style:paragraph-properties fo:margin-top="0in" fo:margin-bottom="0in" style:contextual-spacing="false" fo:orphans="0"/>
    </style:style>
    <style:style style:name="P12" style:family="paragraph" style:parent-style-name="Text_20_body" style:list-style-name="L3">
      <style:paragraph-properties fo:orphans="0"/>
    </style:style>
    <style:style style:name="P13" style:family="paragraph" style:parent-style-name="Text_20_body" style:list-style-name="L4">
      <style:paragraph-properties fo:margin-top="0in" fo:margin-bottom="0in" style:contextual-spacing="false" fo:orphans="0"/>
    </style:style>
    <style:style style:name="P14" style:family="paragraph" style:parent-style-name="Text_20_body" style:list-style-name="L4">
      <style:paragraph-properties fo:orphans="0"/>
    </style:style>
    <style:style style:name="P15" style:family="paragraph" style:parent-style-name="Text_20_body">
      <style:paragraph-properties fo:orphans="0"/>
    </style:style>
    <style:style style:name="P16" style:family="paragraph" style:parent-style-name="Text_20_body" style:list-style-name="L5">
      <style:paragraph-properties fo:margin-top="0in" fo:margin-bottom="0in" style:contextual-spacing="false" fo:orphans="0"/>
      <style:text-properties fo:color="#192333" loext:opacity="100%"/>
    </style:style>
    <style:style style:name="P17" style:family="paragraph" style:parent-style-name="Text_20_body" style:list-style-name="L5">
      <style:paragraph-properties fo:orphans="0"/>
      <style:text-properties fo:color="#192333" loext:opacity="100%"/>
    </style:style>
    <style:style style:name="P18" style:family="paragraph" style:parent-style-name="Text_20_body" style:list-style-name="L6">
      <style:paragraph-properties fo:margin-top="0in" fo:margin-bottom="0in" style:contextual-spacing="false" fo:orphans="0"/>
    </style:style>
    <style:style style:name="P19" style:family="paragraph" style:parent-style-name="Text_20_body" style:list-style-name="L6">
      <style:paragraph-properties fo:margin-top="0in" fo:margin-bottom="0in" style:contextual-spacing="false" fo:orphans="0"/>
      <style:text-properties fo:color="#192333" loext:opacity="100%"/>
    </style:style>
    <style:style style:name="P20" style:family="paragraph" style:parent-style-name="Text_20_body" style:list-style-name="L6">
      <style:paragraph-properties fo:orphans="0"/>
      <style:text-properties fo:color="#192333" loext:opacity="100%"/>
    </style:style>
    <style:style style:name="P21" style:family="paragraph" style:parent-style-name="Text_20_body" style:list-style-name="L7">
      <style:paragraph-properties fo:margin-top="0in" fo:margin-bottom="0in" style:contextual-spacing="false" fo:orphans="0"/>
    </style:style>
    <style:style style:name="P22" style:family="paragraph" style:parent-style-name="Text_20_body" style:list-style-name="L7">
      <style:paragraph-properties fo:orphans="0"/>
    </style:style>
    <style:style style:name="P23" style:family="paragraph" style:parent-style-name="Text_20_body" style:list-style-name="L8">
      <style:paragraph-properties fo:margin-top="0in" fo:margin-bottom="0in" style:contextual-spacing="false" fo:orphans="0"/>
      <style:text-properties fo:color="#192333" loext:opacity="100%"/>
    </style:style>
    <style:style style:name="P24" style:family="paragraph" style:parent-style-name="Text_20_body" style:list-style-name="L8">
      <style:paragraph-properties fo:margin-top="0in" fo:margin-bottom="0in" style:contextual-spacing="false" fo:orphans="0"/>
    </style:style>
    <style:style style:name="P25" style:family="paragraph" style:parent-style-name="Text_20_body" style:list-style-name="L8">
      <style:paragraph-properties fo:orphans="0"/>
      <style:text-properties fo:color="#192333" loext:opacity="100%"/>
    </style:style>
    <style:style style:name="P26" style:family="paragraph" style:parent-style-name="Text_20_body" style:list-style-name="L9">
      <style:paragraph-properties fo:margin-top="0in" fo:margin-bottom="0in" style:contextual-spacing="false" fo:orphans="0"/>
    </style:style>
    <style:style style:name="P27" style:family="paragraph" style:parent-style-name="Text_20_body" style:list-style-name="L9">
      <style:paragraph-properties fo:margin-top="0in" fo:margin-bottom="0in" style:contextual-spacing="false" fo:orphans="0"/>
      <style:text-properties fo:color="#192333" loext:opacity="100%"/>
    </style:style>
    <style:style style:name="P28" style:family="paragraph" style:parent-style-name="Text_20_body" style:list-style-name="L9">
      <style:paragraph-properties fo:orphans="0"/>
    </style:style>
    <style:style style:name="P29" style:family="paragraph" style:parent-style-name="Text_20_body" style:list-style-name="L10">
      <style:paragraph-properties fo:margin-top="0in" fo:margin-bottom="0in" style:contextual-spacing="false" fo:orphans="0"/>
    </style:style>
    <style:style style:name="P30" style:family="paragraph" style:parent-style-name="Text_20_body" style:list-style-name="L10">
      <style:paragraph-properties fo:orphans="0"/>
    </style:style>
    <style:style style:name="P31" style:family="paragraph" style:parent-style-name="Text_20_body" style:list-style-name="L11">
      <style:paragraph-properties fo:margin-top="0in" fo:margin-bottom="0in" style:contextual-spacing="false" fo:orphans="0"/>
    </style:style>
    <style:style style:name="P32" style:family="paragraph" style:parent-style-name="Text_20_body" style:list-style-name="L11">
      <style:paragraph-properties fo:margin-top="0in" fo:margin-bottom="0in" style:contextual-spacing="false" fo:orphans="0"/>
      <style:text-properties fo:color="#192333" loext:opacity="100%"/>
    </style:style>
    <style:style style:name="P33" style:family="paragraph" style:parent-style-name="Text_20_body" style:list-style-name="L11">
      <style:paragraph-properties fo:orphans="0"/>
      <style:text-properties fo:color="#192333" loext:opacity="100%"/>
    </style:style>
    <style:style style:name="P34" style:family="paragraph" style:parent-style-name="Text_20_body" style:list-style-name="L12">
      <style:paragraph-properties fo:margin-top="0in" fo:margin-bottom="0in" style:contextual-spacing="false" fo:orphans="0"/>
    </style:style>
    <style:style style:name="P35" style:family="paragraph" style:parent-style-name="Text_20_body" style:list-style-name="L12">
      <style:paragraph-properties fo:orphans="0"/>
    </style:style>
    <style:style style:name="P36" style:family="paragraph" style:parent-style-name="Preformatted_20_Text">
      <loext:graphic-properties draw:fill="none" draw:fill-color="#ffffff"/>
      <style:paragraph-properties fo:margin-left="0in" fo:margin-right="0in" fo:margin-top="0in" fo:margin-bottom="0.0972in" style:contextual-spacing="false" fo:line-height="150%" fo:text-align="start" style:justify-single-word="false" fo:orphans="0" fo:text-indent="0in" style:auto-text-indent="false" fo:background-color="transparent" fo:padding="0in" fo:border="none"/>
    </style:style>
    <style:style style:name="P37" style:family="paragraph" style:parent-style-name="Preformatted_20_Text">
      <loext:graphic-properties draw:fill="none" draw:fill-color="#ffffff"/>
      <style:paragraph-properties fo:margin-left="0in" fo:margin-right="0in" fo:margin-top="0in" fo:margin-bottom="0.0972in" style:contextual-spacing="false" fo:line-height="150%" fo:text-align="start" style:justify-single-word="false" fo:orphans="0" fo:background-color="transparent" fo:padding="0in" fo:border="none"/>
    </style:style>
    <style:style style:name="P38" style:family="paragraph" style:parent-style-name="Text_20_body" style:list-style-name="L13">
      <style:paragraph-properties fo:orphans="0"/>
      <style:text-properties fo:color="#192333" loext:opacity="100%"/>
    </style:style>
    <style:style style:name="P39" style:family="paragraph" style:parent-style-name="Text_20_body" style:list-style-name="L14">
      <style:paragraph-properties fo:margin-left="0in" fo:margin-right="0in" fo:orphans="0" fo:text-indent="0in" style:auto-text-indent="false"/>
      <style:text-properties fo:color="#192333" loext:opacity="100%"/>
    </style:style>
    <style:style style:name="P40" style:family="paragraph" style:parent-style-name="Text_20_body" style:list-style-name="L15">
      <style:paragraph-properties fo:margin-top="0in" fo:margin-bottom="0in" style:contextual-spacing="false" fo:orphans="0"/>
      <style:text-properties fo:color="#192333" loext:opacity="100%"/>
    </style:style>
    <style:style style:name="P41" style:family="paragraph" style:parent-style-name="Text_20_body" style:list-style-name="L15">
      <style:paragraph-properties fo:orphans="0"/>
      <style:text-properties fo:color="#192333" loext:opacity="100%"/>
    </style:style>
    <style:style style:name="P42" style:family="paragraph" style:parent-style-name="Text_20_body">
      <style:paragraph-properties fo:margin-left="0in" fo:margin-right="0in" fo:orphans="1" fo:text-indent="0in" style:auto-text-indent="false"/>
      <style:text-properties fo:color="#192333" loext:opacity="100%"/>
    </style:style>
    <style:style style:name="P43" style:family="paragraph" style:parent-style-name="Text_20_body" style:list-style-name="L16">
      <style:paragraph-properties fo:margin-top="0in" fo:margin-bottom="0in" style:contextual-spacing="false" fo:orphans="0"/>
      <style:text-properties fo:color="#192333" loext:opacity="100%"/>
    </style:style>
    <style:style style:name="P44" style:family="paragraph" style:parent-style-name="Text_20_body" style:list-style-name="L16">
      <style:paragraph-properties fo:orphans="0"/>
      <style:text-properties fo:color="#192333" loext:opacity="100%"/>
    </style:style>
    <style:style style:name="P45" style:family="paragraph" style:parent-style-name="Text_20_body" style:list-style-name="L17">
      <style:paragraph-properties fo:margin-top="0in" fo:margin-bottom="0in" style:contextual-spacing="false" fo:orphans="0"/>
    </style:style>
    <style:style style:name="P46" style:family="paragraph" style:parent-style-name="Text_20_body" style:list-style-name="L17">
      <style:paragraph-properties fo:margin-top="0in" fo:margin-bottom="0in" style:contextual-spacing="false" fo:orphans="0"/>
      <style:text-properties fo:color="#192333" loext:opacity="100%"/>
    </style:style>
    <style:style style:name="P47" style:family="paragraph" style:parent-style-name="Text_20_body" style:list-style-name="L17">
      <style:paragraph-properties fo:orphans="0"/>
    </style:style>
    <style:style style:name="P48" style:family="paragraph" style:parent-style-name="Text_20_body" style:list-style-name="L18">
      <style:paragraph-properties fo:margin-top="0in" fo:margin-bottom="0in" style:contextual-spacing="false" fo:orphans="0"/>
    </style:style>
    <style:style style:name="P49" style:family="paragraph" style:parent-style-name="Text_20_body" style:list-style-name="L18">
      <style:paragraph-properties fo:orphans="0"/>
    </style:style>
    <style:style style:name="P50" style:family="paragraph" style:parent-style-name="Text_20_body" style:list-style-name="L19">
      <style:paragraph-properties fo:margin-top="0in" fo:margin-bottom="0in" style:contextual-spacing="false" fo:orphans="0"/>
    </style:style>
    <style:style style:name="P51" style:family="paragraph" style:parent-style-name="Text_20_body" style:list-style-name="L19">
      <style:paragraph-properties fo:margin-top="0in" fo:margin-bottom="0in" style:contextual-spacing="false" fo:orphans="0"/>
      <style:text-properties fo:color="#192333" loext:opacity="100%"/>
    </style:style>
    <style:style style:name="P52" style:family="paragraph" style:parent-style-name="Text_20_body" style:list-style-name="L19">
      <style:paragraph-properties fo:orphans="0"/>
      <style:text-properties fo:color="#192333" loext:opacity="100%"/>
    </style:style>
    <style:style style:name="P53" style:family="paragraph" style:parent-style-name="Text_20_body" style:list-style-name="L20">
      <style:paragraph-properties fo:margin-top="0in" fo:margin-bottom="0in" style:contextual-spacing="false" fo:orphans="0"/>
    </style:style>
    <style:style style:name="P54" style:family="paragraph" style:parent-style-name="Text_20_body" style:list-style-name="L20">
      <style:paragraph-properties fo:orphans="0"/>
    </style:style>
    <style:style style:name="P55" style:family="paragraph" style:parent-style-name="Text_20_body" style:list-style-name="L21">
      <style:paragraph-properties fo:orphans="0"/>
    </style:style>
    <style:style style:name="P56" style:family="paragraph" style:parent-style-name="Text_20_body" style:list-style-name="L22">
      <style:paragraph-properties fo:margin-top="0in" fo:margin-bottom="0in" style:contextual-spacing="false" fo:orphans="0"/>
    </style:style>
    <style:style style:name="P57" style:family="paragraph" style:parent-style-name="Text_20_body" style:list-style-name="L22">
      <style:paragraph-properties fo:margin-top="0in" fo:margin-bottom="0in" style:contextual-spacing="false" fo:orphans="0"/>
      <style:text-properties fo:color="#192333" loext:opacity="100%"/>
    </style:style>
    <style:style style:name="P58" style:family="paragraph" style:parent-style-name="Text_20_body" style:list-style-name="L22">
      <style:paragraph-properties fo:orphans="0"/>
      <style:text-properties fo:color="#192333" loext:opacity="100%"/>
    </style:style>
    <style:style style:name="P59" style:family="paragraph" style:parent-style-name="Text_20_body" style:list-style-name="L23">
      <style:paragraph-properties fo:margin-top="0in" fo:margin-bottom="0in" style:contextual-spacing="false" fo:orphans="0"/>
      <style:text-properties fo:color="#192333" loext:opacity="100%"/>
    </style:style>
    <style:style style:name="P60" style:family="paragraph" style:parent-style-name="Text_20_body" style:list-style-name="L23">
      <style:paragraph-properties fo:orphans="0"/>
      <style:text-properties fo:color="#192333" loext:opacity="100%"/>
    </style:style>
    <style:style style:name="P61" style:family="paragraph" style:parent-style-name="Text_20_body" style:list-style-name="L24">
      <style:paragraph-properties fo:margin-top="0in" fo:margin-bottom="0in" style:contextual-spacing="false" fo:orphans="0"/>
      <style:text-properties fo:color="#192333" loext:opacity="100%"/>
    </style:style>
    <style:style style:name="P62" style:family="paragraph" style:parent-style-name="Text_20_body" style:list-style-name="L24">
      <style:paragraph-properties fo:orphans="0"/>
      <style:text-properties fo:color="#192333" loext:opacity="100%"/>
    </style:style>
    <style:style style:name="P63" style:family="paragraph" style:parent-style-name="Text_20_body" style:list-style-name="L25">
      <style:paragraph-properties fo:margin-top="0in" fo:margin-bottom="0in" style:contextual-spacing="false" fo:orphans="0"/>
    </style:style>
    <style:style style:name="P64" style:family="paragraph" style:parent-style-name="Text_20_body" style:list-style-name="L25">
      <style:paragraph-properties fo:margin-top="0in" fo:margin-bottom="0in" style:contextual-spacing="false" fo:orphans="0"/>
      <style:text-properties fo:color="#192333" loext:opacity="100%"/>
    </style:style>
    <style:style style:name="P65" style:family="paragraph" style:parent-style-name="Text_20_body" style:list-style-name="L25">
      <style:paragraph-properties fo:orphans="0"/>
      <style:text-properties fo:color="#192333" loext:opacity="100%"/>
    </style:style>
    <style:style style:name="P66" style:family="paragraph" style:parent-style-name="Text_20_body" style:list-style-name="L26">
      <style:paragraph-properties fo:margin-top="0in" fo:margin-bottom="0in" style:contextual-spacing="false" fo:orphans="0"/>
      <style:text-properties fo:color="#192333" loext:opacity="100%"/>
    </style:style>
    <style:style style:name="P67" style:family="paragraph" style:parent-style-name="Text_20_body" style:list-style-name="L26">
      <style:paragraph-properties fo:orphans="0"/>
      <style:text-properties fo:color="#192333" loext:opacity="100%"/>
    </style:style>
    <style:style style:name="P68" style:family="paragraph" style:parent-style-name="Text_20_body" style:list-style-name="L27">
      <style:paragraph-properties fo:margin-top="0in" fo:margin-bottom="0in" style:contextual-spacing="false" fo:orphans="0"/>
    </style:style>
    <style:style style:name="P69" style:family="paragraph" style:parent-style-name="Text_20_body" style:list-style-name="L27">
      <style:paragraph-properties fo:orphans="0"/>
      <style:text-properties fo:color="#192333" loext:opacity="100%"/>
    </style:style>
    <style:style style:name="P70" style:family="paragraph" style:parent-style-name="Text_20_body" style:list-style-name="L28">
      <style:paragraph-properties fo:margin-top="0in" fo:margin-bottom="0in" style:contextual-spacing="false" fo:orphans="0"/>
      <style:text-properties fo:color="#192333" loext:opacity="100%"/>
    </style:style>
    <style:style style:name="P71" style:family="paragraph" style:parent-style-name="Text_20_body" style:list-style-name="L28">
      <style:paragraph-properties fo:orphans="0"/>
      <style:text-properties fo:color="#192333" loext:opacity="100%"/>
    </style:style>
    <style:style style:name="P72" style:family="paragraph" style:parent-style-name="Text_20_body" style:list-style-name="L29">
      <style:paragraph-properties fo:margin-top="0in" fo:margin-bottom="0in" style:contextual-spacing="false" fo:orphans="0"/>
      <style:text-properties fo:color="#192333" loext:opacity="100%"/>
    </style:style>
    <style:style style:name="P73" style:family="paragraph" style:parent-style-name="Text_20_body" style:list-style-name="L29">
      <style:paragraph-properties fo:orphans="0"/>
      <style:text-properties fo:color="#192333" loext:opacity="100%"/>
    </style:style>
    <style:style style:name="P74" style:family="paragraph" style:parent-style-name="Text_20_body" style:list-style-name="L30">
      <style:paragraph-properties fo:margin-top="0in" fo:margin-bottom="0in" style:contextual-spacing="false" fo:orphans="0"/>
      <style:text-properties fo:color="#192333" loext:opacity="100%"/>
    </style:style>
    <style:style style:name="P75" style:family="paragraph" style:parent-style-name="Text_20_body" style:list-style-name="L30">
      <style:paragraph-properties fo:orphans="0"/>
      <style:text-properties fo:color="#192333" loext:opacity="100%"/>
    </style:style>
    <style:style style:name="P76" style:family="paragraph" style:parent-style-name="Text_20_body" style:list-style-name="L31">
      <style:paragraph-properties fo:margin-top="0in" fo:margin-bottom="0in" style:contextual-spacing="false" fo:orphans="0"/>
      <style:text-properties fo:color="#192333" loext:opacity="100%"/>
    </style:style>
    <style:style style:name="P77" style:family="paragraph" style:parent-style-name="Text_20_body" style:list-style-name="L31">
      <style:paragraph-properties fo:orphans="0"/>
      <style:text-properties fo:color="#192333" loext:opacity="100%"/>
    </style:style>
    <style:style style:name="P78" style:family="paragraph" style:parent-style-name="Text_20_body" style:list-style-name="L32">
      <style:paragraph-properties fo:margin-top="0in" fo:margin-bottom="0in" style:contextual-spacing="false" fo:orphans="0"/>
      <style:text-properties fo:color="#192333" loext:opacity="100%"/>
    </style:style>
    <style:style style:name="P79" style:family="paragraph" style:parent-style-name="Text_20_body" style:list-style-name="L32">
      <style:paragraph-properties fo:orphans="0"/>
      <style:text-properties fo:color="#192333" loext:opacity="100%"/>
    </style:style>
    <style:style style:name="P80" style:family="paragraph" style:parent-style-name="Heading_20_3">
      <style:paragraph-properties fo:margin-top="0in" fo:margin-bottom="0.0972in" style:contextual-spacing="false" fo:line-height="115%" fo:orphans="0"/>
    </style:style>
    <style:style style:name="P81" style:family="paragraph" style:parent-style-name="Text_20_body" style:list-style-name="L33">
      <style:paragraph-properties fo:margin-top="0in" fo:margin-bottom="0in" style:contextual-spacing="false" fo:orphans="0"/>
    </style:style>
    <style:style style:name="P82" style:family="paragraph" style:parent-style-name="Text_20_body" style:list-style-name="L33">
      <style:paragraph-properties fo:orphans="0"/>
    </style:style>
    <style:style style:name="P83" style:family="paragraph" style:parent-style-name="Text_20_body" style:list-style-name="L34">
      <style:paragraph-properties fo:margin-top="0in" fo:margin-bottom="0in" style:contextual-spacing="false" fo:orphans="0"/>
    </style:style>
    <style:style style:name="P84" style:family="paragraph" style:parent-style-name="Text_20_body" style:list-style-name="L34">
      <style:paragraph-properties fo:orphans="0"/>
    </style:style>
    <style:style style:name="P85" style:family="paragraph" style:parent-style-name="Text_20_body" style:list-style-name="L35">
      <style:paragraph-properties fo:margin-top="0in" fo:margin-bottom="0in" style:contextual-spacing="false" fo:orphans="0"/>
    </style:style>
    <style:style style:name="P86" style:family="paragraph" style:parent-style-name="Text_20_body" style:list-style-name="L35">
      <style:paragraph-properties fo:orphans="0"/>
    </style:style>
    <style:style style:name="P87" style:family="paragraph" style:parent-style-name="Text_20_body" style:list-style-name="L36">
      <style:paragraph-properties fo:margin-top="0in" fo:margin-bottom="0in" style:contextual-spacing="false" fo:orphans="0"/>
    </style:style>
    <style:style style:name="P88" style:family="paragraph" style:parent-style-name="Text_20_body" style:list-style-name="L36">
      <style:paragraph-properties fo:margin-top="0in" fo:margin-bottom="0in" style:contextual-spacing="false" fo:orphans="0"/>
      <style:text-properties fo:color="#192333" loext:opacity="100%"/>
    </style:style>
    <style:style style:name="P89" style:family="paragraph" style:parent-style-name="Text_20_body" style:list-style-name="L36">
      <style:paragraph-properties fo:orphans="0"/>
      <style:text-properties fo:color="#192333" loext:opacity="100%"/>
    </style:style>
    <style:style style:name="P90" style:family="paragraph" style:parent-style-name="Text_20_body" style:list-style-name="L37">
      <style:paragraph-properties fo:margin-top="0in" fo:margin-bottom="0in" style:contextual-spacing="false" fo:orphans="0"/>
    </style:style>
    <style:style style:name="P91" style:family="paragraph" style:parent-style-name="Text_20_body" style:list-style-name="L37">
      <style:paragraph-properties fo:margin-top="0in" fo:margin-bottom="0in" style:contextual-spacing="false" fo:orphans="0"/>
      <style:text-properties fo:color="#192333" loext:opacity="100%"/>
    </style:style>
    <style:style style:name="P92" style:family="paragraph" style:parent-style-name="Text_20_body" style:list-style-name="L37">
      <style:paragraph-properties fo:orphans="0"/>
      <style:text-properties fo:color="#192333" loext:opacity="100%"/>
    </style:style>
    <style:style style:name="P93" style:family="paragraph" style:parent-style-name="Text_20_body" style:list-style-name="L38">
      <style:paragraph-properties fo:margin-top="0in" fo:margin-bottom="0in" style:contextual-spacing="false" fo:orphans="0"/>
    </style:style>
    <style:style style:name="P94" style:family="paragraph" style:parent-style-name="Text_20_body" style:list-style-name="L38">
      <style:paragraph-properties fo:margin-top="0in" fo:margin-bottom="0in" style:contextual-spacing="false" fo:orphans="0"/>
      <style:text-properties fo:color="#192333" loext:opacity="100%"/>
    </style:style>
    <style:style style:name="P95" style:family="paragraph" style:parent-style-name="Text_20_body" style:list-style-name="L38">
      <style:paragraph-properties fo:orphans="0"/>
      <style:text-properties fo:color="#192333" loext:opacity="100%"/>
    </style:style>
    <style:style style:name="P96" style:family="paragraph" style:parent-style-name="Text_20_body" style:list-style-name="L39">
      <style:paragraph-properties fo:margin-top="0in" fo:margin-bottom="0in" style:contextual-spacing="false" fo:orphans="0"/>
    </style:style>
    <style:style style:name="P97" style:family="paragraph" style:parent-style-name="Text_20_body" style:list-style-name="L39">
      <style:paragraph-properties fo:margin-top="0in" fo:margin-bottom="0in" style:contextual-spacing="false" fo:orphans="0"/>
      <style:text-properties fo:color="#192333" loext:opacity="100%"/>
    </style:style>
    <style:style style:name="P98" style:family="paragraph" style:parent-style-name="Text_20_body" style:list-style-name="L39">
      <style:paragraph-properties fo:orphans="0"/>
      <style:text-properties fo:color="#192333" loext:opacity="100%"/>
    </style:style>
    <style:style style:name="P99" style:family="paragraph" style:parent-style-name="Text_20_body" style:list-style-name="L40">
      <style:paragraph-properties fo:margin-top="0in" fo:margin-bottom="0in" style:contextual-spacing="false" fo:orphans="0"/>
      <style:text-properties fo:color="#192333" loext:opacity="100%"/>
    </style:style>
    <style:style style:name="P100" style:family="paragraph" style:parent-style-name="Text_20_body" style:list-style-name="L40">
      <style:paragraph-properties fo:orphans="0"/>
      <style:text-properties fo:color="#192333" loext:opacity="100%"/>
    </style:style>
    <style:style style:name="P101" style:family="paragraph" style:parent-style-name="Text_20_body" style:list-style-name="L41">
      <style:paragraph-properties fo:margin-top="0in" fo:margin-bottom="0in" style:contextual-spacing="false" fo:orphans="0"/>
      <style:text-properties fo:color="#192333" loext:opacity="100%"/>
    </style:style>
    <style:style style:name="P102" style:family="paragraph" style:parent-style-name="Text_20_body" style:list-style-name="L41">
      <style:paragraph-properties fo:orphans="0"/>
      <style:text-properties fo:color="#192333" loext:opacity="100%"/>
    </style:style>
    <style:style style:name="P103" style:family="paragraph" style:parent-style-name="Text_20_body" style:list-style-name="L42">
      <style:paragraph-properties fo:margin-top="0in" fo:margin-bottom="0in" style:contextual-spacing="false" fo:orphans="0"/>
      <style:text-properties fo:color="#192333" loext:opacity="100%"/>
    </style:style>
    <style:style style:name="P104" style:family="paragraph" style:parent-style-name="Text_20_body" style:list-style-name="L42">
      <style:paragraph-properties fo:orphans="0"/>
      <style:text-properties fo:color="#192333" loext:opacity="100%"/>
    </style:style>
    <style:style style:name="T1" style:family="text">
      <style:text-properties officeooo:rsid="0011a331"/>
    </style:style>
    <style:style style:name="T2" style:family="text">
      <style:text-properties fo:color="#192333" loext:opacity="100%"/>
    </style:style>
    <style:style style:name="T3" style:family="text">
      <style:text-properties fo:color="#192333" loext:opacity="100%" fo:font-family="'var font-mono'" fo:background-color="transparent" loext:char-shading-value="0"/>
    </style:style>
    <style:style style:name="T4" style:family="text">
      <style:text-properties fo:color="#192333" loext:opacity="100%" fo:background-color="transparent" loext:char-shading-value="0"/>
    </style:style>
    <style:style style:name="fr1"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frame-display-border="true"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bject2" text:anchor-type="page" text:anchor-page-number="1" svg:x="0in" svg:y="0in" svg:width="0.0161in" svg:height="0.0161in" draw:z-index="0">
        <draw:floating-frame/>
      </draw:frame>
      <draw:frame draw:style-name="fr1" draw:name="Object3" text:anchor-type="page" text:anchor-page-number="1" svg:x="0in" svg:y="0in" svg:width="0.0161in" svg:height="0.0161in" draw:z-index="1">
        <draw:floating-frame/>
      </draw:frame>
      <draw:frame draw:style-name="fr1" draw:name="Object4" text:anchor-type="page" text:anchor-page-number="1" svg:x="0in" svg:y="0in" svg:width="0.0161in" svg:height="0.0161in" draw:z-index="2">
        <draw:floating-frame/>
      </draw:frame>
      <text:p text:style-name="P1"/>
      <text:p text:style-name="P2"><text:span text:style-name="T1">D</text:span>etailed maths for Merkle closures in two sections 1) Engine and 2) Receipts</text:p>
      <text:p text:style-name="P3"/>
      <text:p text:style-name="P3"/>
      <text:p text:style-name="P3">Show me the detailed maths for Merkle closures in two sections 1) Engine and 2) Receipts</text:p>
      <text:p text:style-name="P3">The user is asking about the detailed mathematics for Merkle closures from the uploaded documents. Looking at the documents, they describe a system called "Relational Merkle Trees" (RMT) or "Relational Merkle Closures" for proving non-reachability in relational datasets.</text:p>
      <text:p text:style-name="P4">Let me extract the key mathematical details and organize them into two sections as requested:</text:p>
      <text:list text:style-name="L1">
        <text:list-item>
          <text:p text:style-name="P5">Engine - the computation of closures and Merkle roots </text:p>
        </text:list-item>
        <text:list-item>
          <text:p text:style-name="P6">Receipts - the proofs and verification </text:p>
        </text:list-item>
      </text:list>
      <text:p text:style-name="P4">From the documents, I can see:</text:p>
      <text:list text:style-name="L2">
        <text:list-item>
          <text:p text:style-name="P7">The system computes reachability closures Desc_i(A) for a node A at epoch i </text:p>
        </text:list-item>
        <text:list-item>
          <text:p text:style-name="P7">These closures are encoded as sparse Merkle maps/trees </text:p>
        </text:list-item>
        <text:list-item>
          <text:p text:style-name="P7">Non-reachability proofs consist of sparse Merkle non-membership proofs </text:p>
        </text:list-item>
        <text:list-item>
          <text:p text:style-name="P8">There's specific math around proof sizes, verification costs, etc. </text:p>
        </text:list-item>
      </text:list>
      <text:p text:style-name="P4">Let me organize this information clearly.</text:p>
      <text:p text:style-name="P4">Based on the documents, here's the detailed mathematics for Relational Merkle Closures:</text:p>
      <text:h text:style-name="P9" text:outline-level="2">1) Engine Mathematics</text:h>
      <text:h text:style-name="P10" text:outline-level="3">Closure Computation</text:h>
      <text:p text:style-name="P4">For source node A at epoch i, the closure engine computes:</text:p>
      <text:list text:style-name="L3">
        <text:list-item>
          <text:p text:style-name="P11"><text:span text:style-name="Strong_20_Emphasis"><text:span text:style-name="T2">Desc_i(A)</text:span></text:span><text:span text:style-name="T2"> = {all nodes reachable from A via valid dependency edges at epoch i} </text:span></text:p>
        </text:list-item>
        <text:list-item>
          <text:p text:style-name="P12"><text:span text:style-name="T2">Traversal complexity: </text:span><text:span text:style-name="Strong_20_Emphasis"><text:span text:style-name="T2">O(V_A + E_A)</text:span></text:span><text:span text:style-name="T2"> where V_A is vertices and E_A is edges in A's reachable subgraph </text:span></text:p>
        </text:list-item>
      </text:list>
      <text:h text:style-name="P10" text:outline-level="3">Sparse Merkle Map Construction</text:h>
      <text:p text:style-name="P4">The closure is encoded into a sparse Merkle tree over universal keyspace U:</text:p>
      <text:list text:style-name="L4">
        <text:list-item>
          <text:p text:style-name="P13"><text:span text:style-name="T2">For each B ∈ Desc_i(A): leaf </text:span><text:span text:style-name="Strong_20_Emphasis"><text:span text:style-name="T2">H(B) → 1</text:span></text:span><text:span text:style-name="T2"> </text:span></text:p>
        </text:list-item>
        <text:list-item>
          <text:p text:style-name="P13"><text:span text:style-name="T2">For each C ∉ Desc_i(A): leaf </text:span><text:span text:style-name="Strong_20_Emphasis"><text:span text:style-name="T2">H(C) → ⊥</text:span></text:span><text:span text:style-name="T2"> (canonical default) </text:span></text:p>
        </text:list-item>
        <text:list-item>
          <text:p text:style-name="P14"><text:span text:style-name="T2">Results in root </text:span><text:span text:style-name="Strong_20_Emphasis"><text:span text:style-name="T2">SMT_root_A^i</text:span></text:span><text:span text:style-name="T2"> binding the complete closure </text:span></text:p>
        </text:list-item>
      </text:list>
      <text:h text:style-name="P10" text:outline-level="3">Closure Header Formation</text:h>
      <text:p text:style-name="P15"><text:span text:style-name="Strong_20_Emphasis"><text:span text:style-name="T2">CH_A^i = H("RMT" || A_id || epoch=i || SMT_root_A^i)</text:span></text:span></text:p>
      <text:list text:style-name="L5">
        <text:list-item>
          <text:p text:style-name="P16">Binds the Merkle root to specific (source, epoch) tuple </text:p>
        </text:list-item>
        <text:list-item>
          <text:p text:style-name="P17"><text:soft-page-break/>Prevents equivocation across different views </text:p>
        </text:list-item>
      </text:list>
      <text:h text:style-name="P10" text:outline-level="3">Update Complexity</text:h>
      <text:list text:style-name="L6">
        <text:list-item>
          <text:p text:style-name="P18"><text:span text:style-name="T2">Amortized update cost: </text:span><text:span text:style-name="Strong_20_Emphasis"><text:span text:style-name="T2">O(Δ_A · log U)</text:span></text:span><text:span text:style-name="T2"> </text:span></text:p>
        </text:list-item>
        <text:list-item>
          <text:p text:style-name="P19">Where Δ_A = number of membership changes since prior epoch </text:p>
        </text:list-item>
        <text:list-item>
          <text:p text:style-name="P20">Only changed branches need updating (sparse property) </text:p>
        </text:list-item>
      </text:list>
      <text:h text:style-name="P10" text:outline-level="3">Edge Set Commitments</text:h>
      <text:p text:style-name="P4">Two authenticated sets per epoch i:</text:p>
      <text:list text:style-name="L7">
        <text:list-item>
          <text:p text:style-name="P21"><text:span text:style-name="Strong_20_Emphasis"><text:span text:style-name="T2">V_i</text:span></text:span><text:span text:style-name="T2">: Valid edges with root R_V^i </text:span></text:p>
        </text:list-item>
        <text:list-item>
          <text:p text:style-name="P22"><text:span text:style-name="Strong_20_Emphasis"><text:span text:style-name="T2">I_i</text:span></text:span><text:span text:style-name="T2">: Invalid/tombstone edges with root R_I^i </text:span></text:p>
        </text:list-item>
      </text:list>
      <text:h text:style-name="P9" text:outline-level="2">2) Receipts Mathematics</text:h>
      <text:h text:style-name="P10" text:outline-level="3">Non-Reachability Receipt Structure</text:h>
      <text:p text:style-name="P4">For proving A ⇏ B at epoch i, receipt contains:</text:p>
      <text:list text:style-name="L8">
        <text:list-item>
          <text:p text:style-name="P23">Closure header CH_A^i </text:p>
        </text:list-item>
        <text:list-item>
          <text:p text:style-name="P24"><text:span text:style-name="T2">Sparse Merkle non-membership proof </text:span><text:span text:style-name="Strong_20_Emphasis"><text:span text:style-name="T2">π_⊥</text:span></text:span><text:span text:style-name="T2"> showing H(B) maps to ⊥ </text:span></text:p>
        </text:list-item>
        <text:list-item>
          <text:p text:style-name="P24"><text:span text:style-name="T2">Accumulator inclusion proof </text:span><text:span text:style-name="Strong_20_Emphasis"><text:span text:style-name="T2">π_acc</text:span></text:span><text:span text:style-name="T2"> for CH_A^i </text:span></text:p>
        </text:list-item>
        <text:list-item>
          <text:p text:style-name="P25">Chain/anchor proofs </text:p>
        </text:list-item>
      </text:list>
      <text:h text:style-name="P10" text:outline-level="3">Verification Complexity</text:h>
      <text:p text:style-name="P4">Total verification cost for A ⇏ B:</text:p>
      <text:list text:style-name="L9">
        <text:list-item>
          <text:p text:style-name="P26"><text:span text:style-name="Strong_20_Emphasis"><text:span text:style-name="T2">O(log U)</text:span></text:span><text:span text:style-name="T2"> hash operations for sparse Merkle non-membership </text:span></text:p>
          <text:list>
            <text:list-item>
              <text:p text:style-name="P27">For SHA-256: κ = 256 hash checks </text:p>
            </text:list-item>
          </text:list>
        </text:list-item>
        <text:list-item>
          <text:p text:style-name="P26"><text:span text:style-name="Strong_20_Emphasis"><text:span text:style-name="T2">O(log M)</text:span></text:span><text:span text:style-name="T2"> for epoch accumulator inclusion (M = epoch size) </text:span></text:p>
        </text:list-item>
        <text:list-item>
          <text:p text:style-name="P26"><text:span text:style-name="Strong_20_Emphasis"><text:span text:style-name="T2">O(1)</text:span></text:span><text:span text:style-name="T2"> for signature-based anchor verification </text:span></text:p>
        </text:list-item>
        <text:list-item>
          <text:p text:style-name="P28"><text:span text:style-name="Strong_20_Emphasis"><text:span text:style-name="T2">O(log A)</text:span></text:span><text:span text:style-name="T2"> if anchors are Merkle-aggregated </text:span></text:p>
        </text:list-item>
      </text:list>
      <text:h text:style-name="P10" text:outline-level="3">Proof Sizes</text:h>
      <text:p text:style-name="P4">With SHA-256:</text:p>
      <text:list text:style-name="L10">
        <text:list-item>
          <text:p text:style-name="P29"><text:span text:style-name="T2">Sparse Merkle witness: ~</text:span><text:span text:style-name="Strong_20_Emphasis"><text:span text:style-name="T2">8 KB</text:span></text:span><text:span text:style-name="T2"> (256 sibling hashes × 32 bytes) </text:span></text:p>
        </text:list-item>
        <text:list-item>
          <text:p text:style-name="P29"><text:span text:style-name="T2">Accumulator inclusion: ~</text:span><text:span text:style-name="Strong_20_Emphasis"><text:span text:style-name="T2">640 B</text:span></text:span><text:span text:style-name="T2"> (log₂(10^6) ≈ 20 siblings) </text:span></text:p>
        </text:list-item>
        <text:list-item>
          <text:p text:style-name="P29"><text:span text:style-name="T2">Total receipt: </text:span><text:span text:style-name="Strong_20_Emphasis"><text:span text:style-name="T2">8.6-9.5 KB</text:span></text:span><text:span text:style-name="T2"> base </text:span></text:p>
        </text:list-item>
        <text:list-item>
          <text:p text:style-name="P30"><text:span text:style-name="T2">Optional edge witnesses: </text:span><text:span text:style-name="Strong_20_Emphasis"><text:span text:style-name="T2">0.6-1.2 KB</text:span></text:span><text:span text:style-name="T2"> each </text:span></text:p>
        </text:list-item>
      </text:list>
      <text:h text:style-name="P10" text:outline-level="3">Batch Verification</text:h>
      <text:p text:style-name="P4">For multiple targets {B_j} under same (A, i):</text:p>
      <text:list text:style-name="L11">
        <text:list-item>
          <text:p text:style-name="P31"><text:span text:style-name="T2">Witness size: </text:span><text:span text:style-name="Strong_20_Emphasis"><text:span text:style-name="T2">O(log U + m)</text:span></text:span><text:span text:style-name="T2"> instead of </text:span><text:span text:style-name="Strong_20_Emphasis"><text:span text:style-name="T2">m·log U</text:span></text:span><text:span text:style-name="T2"> </text:span></text:p>
        </text:list-item>
        <text:list-item>
          <text:p text:style-name="P32">Typically: 8-12 KB base + 200-400 B per additional target </text:p>
        </text:list-item>
        <text:list-item>
          <text:p text:style-name="P33"><text:soft-page-break/>Single accumulator/chain check shared across batch </text:p>
        </text:list-item>
      </text:list>
      <text:h text:style-name="P10" text:outline-level="3">Soundness Properties</text:h>
      <text:list text:style-name="L12">
        <text:list-item>
          <text:p text:style-name="P34"><text:span text:style-name="Strong_20_Emphasis"><text:span text:style-name="T2">Soundness</text:span></text:span><text:span text:style-name="T2">: Reduces to collision resistance of H and canonical encoding of ⊥ </text:span></text:p>
        </text:list-item>
        <text:list-item>
          <text:p text:style-name="P34"><text:span text:style-name="Strong_20_Emphasis"><text:span text:style-name="T2">Completeness</text:span></text:span><text:span text:style-name="T2">: If path A→B exists, then H(B) must be in closure (cannot verify as ⊥) </text:span></text:p>
        </text:list-item>
        <text:list-item>
          <text:p text:style-name="P35"><text:span text:style-name="Strong_20_Emphasis"><text:span text:style-name="T2">Non-equivocation</text:span></text:span><text:span text:style-name="T2">: Enforced by epoch accumulator chaining </text:span></text:p>
        </text:list-item>
      </text:list>
      <text:h text:style-name="P10" text:outline-level="3">Verification Algorithm</text:h>
      <text:p text:style-name="P36"><text:span text:style-name="Source_20_Text"><text:span text:style-name="T3">VerifyNoPath(A_id, B_id, epoch_i, receipt):</text:span></text:span></text:p>
      <text:p text:style-name="P37"><text:span text:style-name="Source_20_Text"><text:span text:style-name="T4"><text:s text:c="2"/></text:span></text:span><text:span text:style-name="Source_20_Text"><text:span text:style-name="T3">1. Verify H("RMT" || A_id || epoch_i || SMT_root) = CH</text:span></text:span></text:p>
      <text:p text:style-name="P37"><text:span text:style-name="Source_20_Text"><text:span text:style-name="T4"><text:s text:c="2"/></text:span></text:span><text:span text:style-name="Source_20_Text"><text:span text:style-name="T3">2. Verify sparse Merkle: H(B_id) → ⊥ under SMT_root</text:span></text:span></text:p>
      <text:p text:style-name="P37"><text:span text:style-name="Source_20_Text"><text:span text:style-name="T4"><text:s text:c="2"/></text:span></text:span><text:span text:style-name="Source_20_Text"><text:span text:style-name="T3">3. Verify CH ∈ epoch accumulator via π_acc</text:span></text:span></text:p>
      <text:p text:style-name="P37"><text:span text:style-name="Source_20_Text"><text:span text:style-name="T4"><text:s text:c="2"/></text:span></text:span><text:span text:style-name="Source_20_Text"><text:span text:style-name="T3">4. Verify epoch root extends cumulative chain</text:span></text:span></text:p>
      <text:p text:style-name="P37"><text:span text:style-name="Source_20_Text"><text:span text:style-name="T4"><text:s text:c="2"/></text:span></text:span><text:span text:style-name="Source_20_Text"><text:span text:style-name="T3">5. [Optional] Verify edge status witnesses</text:span></text:span></text:p>
      <text:p text:style-name="P37"><text:span text:style-name="Source_20_Text"><text:span text:style-name="T4"><text:s text:c="2"/></text:span></text:span><text:span text:style-name="Source_20_Text"><text:span text:style-name="T3">Return ACCEPT iff all checks pass</text:span></text:span></text:p>
      <text:p text:style-name="P4">The key mathematical innovation is using the completeness of the reachability closure to transform non-membership (absence from closure) into a proof of non-reachability (absence of any valid path).</text:p>
      <text:p text:style-name="P3">Can read these embedded clips?</text:p>
      <text:p text:style-name="P3">The user has uploaded a document "RMT - Maths.odt" which appears to contain 13 embedded images (Pictures/*.png). These are likely mathematical equations, formulas, or diagrams related to the Relational Merkle Trees (RMT) that we were discussing.</text:p>
      <text:p text:style-name="P4">Unfortunately, I cannot directly read or view the content of these embedded image files. The document shows references to image files but not the actual image content itself. All I can see are the placeholder references like:</text:p>
      <text:list text:style-name="L13">
        <text:list-item>
          <text:p text:style-name="P38"/>
        </text:list-item>
      </text:list>
      <text:list text:style-name="L14">
        <text:list-item>
          <text:p text:style-name="P39">Width and height dimensions </text:p>
        </text:list-item>
      </text:list>
      <text:p text:style-name="P4">Without being able to see the actual mathematical content in these images, I cannot transcribe or analyze the mathematical formulas they contain.</text:p>
      <text:p text:style-name="P4">I should let the user know that I cannot view these embedded images and suggest alternatives for sharing the mathematical content.</text:p>
      <text:p text:style-name="P4">I cannot read the embedded image clips in your ODT document. The file shows placeholder references to 13 PNG images but the actual image content isn't accessible to me - I only see the file references and dimensions.</text:p>
      <text:p text:style-name="P4">To share the mathematical content from these images, you could:</text:p>
      <text:list text:style-name="L15">
        <text:list-item>
          <text:p text:style-name="P40"><text:soft-page-break/>Convert the document to PDF which might preserve the images in a readable format </text:p>
        </text:list-item>
        <text:list-item>
          <text:p text:style-name="P40">Export/extract the individual PNG images and upload them directly </text:p>
        </text:list-item>
        <text:list-item>
          <text:p text:style-name="P40">Copy and paste the mathematical formulas as text (if they were created with an equation editor) </text:p>
        </text:list-item>
        <text:list-item>
          <text:p text:style-name="P41">Take screenshots of the document with the images visible </text:p>
        </text:list-item>
      </text:list>
      <text:p text:style-name="P4">Based on our previous discussion about Relational Merkle Closures, these images likely contain the formal mathematical proofs and detailed formulas for the closure computation, sparse Merkle tree construction, and verification algorithms. If you can share them in an accessible format, I can provide detailed analysis of the mathematical foundations.</text:p>
      <text:p text:style-name="P42">pdf</text:p>
      <text:p text:style-name="P3">Let's try a PDF....</text:p>
      <text:p text:style-name="P3">Great, now I can see the PDF content! The user has provided a detailed mathematical specification for Relational Merkle Closures. Let me break this down into the two sections they requested: Engine and Receipts mathematics.</text:p>
      <text:p text:style-name="P4">Looking at the PDF, I can see:</text:p>
      <text:list text:style-name="L16">
        <text:list-item>
          <text:p text:style-name="P43">Formal model with directed multigraph definitions </text:p>
        </text:list-item>
        <text:list-item>
          <text:p text:style-name="P43">Commitments and hashing specifications </text:p>
        </text:list-item>
        <text:list-item>
          <text:p text:style-name="P43">Receipt structures (both reachability and non-reachability) </text:p>
        </text:list-item>
        <text:list-item>
          <text:p text:style-name="P43">Verification equations </text:p>
        </text:list-item>
        <text:list-item>
          <text:p text:style-name="P43">Security goals </text:p>
        </text:list-item>
        <text:list-item>
          <text:p text:style-name="P43">Complexity analysis </text:p>
        </text:list-item>
        <text:list-item>
          <text:p text:style-name="P43">Engine/Verifier separation </text:p>
        </text:list-item>
        <text:list-item>
          <text:p text:style-name="P43">Pseudocode </text:p>
        </text:list-item>
        <text:list-item>
          <text:p text:style-name="P43">Figure descriptions </text:p>
        </text:list-item>
        <text:list-item>
          <text:p text:style-name="P44">Claims-adjacent phrasing </text:p>
        </text:list-item>
      </text:list>
      <text:p text:style-name="P4">I'll organize this into Engine mathematics and Receipts mathematics as requested, with clean formatting.</text:p>
      <text:p text:style-name="P4">Perfect! Now I can see the detailed mathematical specifications. Here's the breakdown into the two sections you requested:</text:p>
      <text:h text:style-name="P9" text:outline-level="2">1) Engine Mathematics</text:h>
      <text:h text:style-name="P10" text:outline-level="3">Formal Model</text:h>
      <text:p text:style-name="P15"><text:span text:style-name="Strong_20_Emphasis"><text:span text:style-name="T2">Graph Definition:</text:span></text:span></text:p>
      <text:list text:style-name="L17">
        <text:list-item>
          <text:p text:style-name="P45"><text:span text:style-name="T2">Directed, labeled multigraph </text:span><text:span text:style-name="Strong_20_Emphasis"><text:span text:style-name="T2">G = (V, E, λ_V, λ_E)</text:span></text:span><text:span text:style-name="T2"> </text:span></text:p>
          <text:list>
            <text:list-item>
              <text:p text:style-name="P46">E ⊆ V × Σ × V, edge label alphabet Σ </text:p>
            </text:list-item>
            <text:list-item>
              <text:p text:style-name="P47"><text:span text:style-name="T2">λ_V: V → {0,1}</text:span><text:span text:style-name="Emphasis"><text:span text:style-name="T2">, λ_E: E → {0,1}</text:span></text:span><text:span text:style-name="T2"> (canonical encodings) </text:span></text:p>
            </text:list-item>
          </text:list>
        </text:list-item>
      </text:list>
      <text:p text:style-name="P15"><text:span text:style-name="Strong_20_Emphasis"><text:span text:style-name="T2">Policy/Path Specification:</text:span></text:span></text:p>
      <text:list text:style-name="L18">
        <text:list-item>
          <text:p text:style-name="P48"><text:span text:style-name="T2">Finite automaton </text:span><text:span text:style-name="Strong_20_Emphasis"><text:span text:style-name="T2">A = (Q, Σ, δ, q₀, F)</text:span></text:span><text:span text:style-name="T2"> (DFA/NFA) </text:span></text:p>
        </text:list-item>
        <text:list-item>
          <text:p text:style-name="P49"><text:soft-page-break/><text:span text:style-name="T2">Relational reachability: </text:span><text:span text:style-name="Strong_20_Emphasis"><text:span text:style-name="T2">Reach_A(s,t) := ∃ path s →^w t in G with w ∈ L(A)</text:span></text:span><text:span text:style-name="T2"> </text:span></text:p>
        </text:list-item>
      </text:list>
      <text:p text:style-name="P15"><text:span text:style-name="Strong_20_Emphasis"><text:span text:style-name="T2">Product Graph Construction:</text:span></text:span></text:p>
      <text:list text:style-name="L19">
        <text:list-item>
          <text:p text:style-name="P50"><text:span text:style-name="Strong_20_Emphasis"><text:span text:style-name="T2">H = V × Q</text:span></text:span><text:span text:style-name="T2"> with edges: </text:span></text:p>
          <text:list>
            <text:list-item>
              <text:p text:style-name="P51">(u,q) → (v,q') ⟺ ∃a ∈ Σ s.t. (u,a,v) ∈ E ∧ q' = δ(q,a) </text:p>
            </text:list-item>
            <text:list-item>
              <text:p text:style-name="P52">Then Reach_A(s,t) iff ∃q_f ∈ F with (t,q_f) ∈ Post*({(s,q₀)}, H) </text:p>
            </text:list-item>
          </text:list>
        </text:list-item>
      </text:list>
      <text:h text:style-name="P10" text:outline-level="3">Dataset Commitment (Engine)</text:h>
      <text:p text:style-name="P15"><text:span text:style-name="Strong_20_Emphasis"><text:span text:style-name="T2">Sparse Merkle Map Construction:</text:span></text:span></text:p>
      <text:list text:style-name="L20">
        <text:list-item>
          <text:p text:style-name="P53"><text:span text:style-name="T2">Node set V: keys </text:span><text:span text:style-name="Strong_20_Emphasis"><text:span text:style-name="T2">k_V = H("V" ∥ ⟨v⟩)</text:span></text:span><text:span text:style-name="T2">, values 1 </text:span></text:p>
        </text:list-item>
        <text:list-item>
          <text:p text:style-name="P53"><text:span text:style-name="T2">Edge set E: keys </text:span><text:span text:style-name="Strong_20_Emphasis"><text:span text:style-name="T2">k_E = H("E" ∥ ⟨u,a,v⟩)</text:span></text:span><text:span text:style-name="T2">, values H(λ_E(e)) </text:span></text:p>
        </text:list-item>
        <text:list-item>
          <text:p text:style-name="P54"><text:span text:style-name="T2">Dataset root: </text:span><text:span text:style-name="Strong_20_Emphasis"><text:span text:style-name="T2">R_D = H("D" ∥ R_V ∥ R_E)</text:span></text:span><text:span text:style-name="T2"> </text:span></text:p>
        </text:list-item>
      </text:list>
      <text:p text:style-name="P15"><text:span text:style-name="Strong_20_Emphasis"><text:span text:style-name="T2">Policy Commitment:</text:span></text:span></text:p>
      <text:list text:style-name="L21">
        <text:list-item>
          <text:p text:style-name="P55"><text:span text:style-name="Strong_20_Emphasis"><text:span text:style-name="T2">R_A = H("A" ∥ CBOR(Q, Σ, δ, q₀, F))</text:span></text:span><text:span text:style-name="T2"> </text:span></text:p>
        </text:list-item>
      </text:list>
      <text:h text:style-name="P10" text:outline-level="3">Closure Computation</text:h>
      <text:p text:style-name="P15"><text:span text:style-name="Strong_20_Emphasis"><text:span text:style-name="T2">For non-reachability (PSSM variant):</text:span></text:span></text:p>
      <text:list text:style-name="L22">
        <text:list-item>
          <text:p text:style-name="P56"><text:span text:style-name="T2">Engine computes closure bitmap </text:span><text:span text:style-name="Strong_20_Emphasis"><text:span text:style-name="T2">B: V × Q → {0,1}</text:span></text:span><text:span text:style-name="T2"> for reachable product-states from (s,q₀) </text:span></text:p>
        </text:list-item>
        <text:list-item>
          <text:p text:style-name="P57">Builds SMM over keys k_H = H("H" ∥ ⟨v⟩ ∥ q) with value B(v,q) </text:p>
        </text:list-item>
        <text:list-item>
          <text:p text:style-name="P56"><text:span text:style-name="T2">Identifies minimal frontier set </text:span><text:span text:style-name="Emphasis"><text:span text:style-name="T2">F ⊆ V × Q</text:span></text:span><text:span text:style-name="T2">* where: </text:span></text:p>
          <text:list>
            <text:list-item>
              <text:p text:style-name="P57">Every path from (s,q₀) to any (t,q_f) must pass through F* </text:p>
            </text:list-item>
            <text:list-item>
              <text:p text:style-name="P58">All (x,q) ∈ F* are closed: for outgoing transition (x,q) → (y,q'), have B(y,q') = 0 </text:p>
            </text:list-item>
          </text:list>
        </text:list-item>
      </text:list>
      <text:h text:style-name="P9" text:outline-level="2">2) Receipts Mathematics</text:h>
      <text:h text:style-name="P10" text:outline-level="3">Receipt Structure (Common)</text:h>
      <text:p text:style-name="P36"><text:span text:style-name="Source_20_Text"><text:span text:style-name="T3">Receipt = {</text:span></text:span></text:p>
      <text:p text:style-name="P37"><text:span text:style-name="Source_20_Text"><text:span text:style-name="T4"><text:s text:c="2"/></text:span></text:span><text:span text:style-name="Source_20_Text"><text:span text:style-name="T3">version,</text:span></text:span></text:p>
      <text:p text:style-name="P37"><text:span text:style-name="Source_20_Text"><text:span text:style-name="T4"><text:s text:c="2"/></text:span></text:span><text:span text:style-name="Source_20_Text"><text:span text:style-name="T3">statement: {s_id, t_id, A_id, mode}, <text:s/>// ids or encodings</text:span></text:span></text:p>
      <text:p text:style-name="P37"><text:span text:style-name="Source_20_Text"><text:span text:style-name="T4"><text:s text:c="2"/></text:span></text:span><text:span text:style-name="Source_20_Text"><text:span text:style-name="T3">RD, RA, <text:s text:c="31"/>// commitment roots</text:span></text:span></text:p>
      <text:p text:style-name="P37"><text:span text:style-name="Source_20_Text"><text:span text:style-name="T4"><text:s text:c="2"/></text:span></text:span><text:span text:style-name="Source_20_Text"><text:span text:style-name="T3">anchor: TSA_proof, <text:s text:c="20"/>// RFC 3161 or dual anchors</text:span></text:span></text:p>
      <text:p text:style-name="P37"><text:span text:style-name="Source_20_Text"><text:span text:style-name="T4"><text:s text:c="2"/></text:span></text:span><text:span text:style-name="Source_20_Text"><text:span text:style-name="T3">witness: W, <text:s text:c="27"/>// differs by mode</text:span></text:span></text:p>
      <text:p text:style-name="P37"><text:span text:style-name="Source_20_Text"><text:span text:style-name="T4"><text:s text:c="2"/></text:span></text:span><text:span text:style-name="Source_20_Text"><text:span text:style-name="T3">sig: Sig_SK(H(canonicalize(all_above)))</text:span></text:span></text:p>
      <text:p text:style-name="P37"><text:span text:style-name="Source_20_Text"><text:span text:style-name="T3">}</text:span></text:span></text:p>
      <text:h text:style-name="P10" text:outline-level="3"><text:soft-page-break/>Reachability Witness (W^reach)</text:h>
      <text:p text:style-name="P15"><text:span text:style-name="Strong_20_Emphasis"><text:span text:style-name="T2">Path witness contains:</text:span></text:span></text:p>
      <text:list text:style-name="L23">
        <text:list-item>
          <text:p text:style-name="P59">Node/edge sequence (v₀ = s, a₁, v₁, ..., a_m, v_m = t) </text:p>
        </text:list-item>
        <text:list-item>
          <text:p text:style-name="P59">For each edge: SMM inclusion proof π^i_E w.r.t. root R_E </text:p>
        </text:list-item>
        <text:list-item>
          <text:p text:style-name="P60">DFA trace q₀ →^a₁ q₁ → ... →^a_m q_m with q_m ∈ F </text:p>
        </text:list-item>
      </text:list>
      <text:p text:style-name="P15"><text:span text:style-name="Strong_20_Emphasis"><text:span text:style-name="T2">Verifier checks:</text:span></text:span></text:p>
      <text:list text:style-name="L24">
        <text:list-item>
          <text:p text:style-name="P61">∀i, SMM.VerifyInclude(R_E, k^i_E, H(λ_E(e_i)), π^i_E) = true </text:p>
        </text:list-item>
        <text:list-item>
          <text:p text:style-name="P61">q_i = δ(q_{i-1}, a_i) and q_m ∈ F </text:p>
        </text:list-item>
        <text:list-item>
          <text:p text:style-name="P62">Signature and anchor validate </text:p>
        </text:list-item>
      </text:list>
      <text:h text:style-name="P10" text:outline-level="3">Non-Reachability Witness (W^nreach)</text:h>
      <text:p text:style-name="P15"><text:span text:style-name="Strong_20_Emphasis"><text:span text:style-name="T2">PSSM + Cut Certificate variant:</text:span></text:span></text:p>
      <text:list text:style-name="L25">
        <text:list-item>
          <text:p text:style-name="P63"><text:span text:style-name="T2">Witness: </text:span><text:span text:style-name="Strong_20_Emphasis"><text:span text:style-name="T2">(R_H, Π₀, C, Π_C)</text:span></text:span><text:span text:style-name="T2"> </text:span></text:p>
        </text:list-item>
        <text:list-item>
          <text:p text:style-name="P64">C = {(x_j, q_j)}^r_{j=1} is minimal frontier </text:p>
        </text:list-item>
        <text:list-item>
          <text:p text:style-name="P64">Π₀: SMM non-inclusion proofs for target states (each q_f ∈ F) </text:p>
        </text:list-item>
        <text:list-item>
          <text:p text:style-name="P65">Π_C: Inclusion proofs showing B(x_j, q_j) = 1 and successor edge proofs </text:p>
        </text:list-item>
      </text:list>
      <text:p text:style-name="P15"><text:span text:style-name="Strong_20_Emphasis"><text:span text:style-name="T2">Verifier checks:</text:span></text:span></text:p>
      <text:list text:style-name="L26">
        <text:list-item>
          <text:p text:style-name="P66">Non-inclusion at (t,q_f) for all q_f ∈ F </text:p>
        </text:list-item>
        <text:list-item>
          <text:p text:style-name="P66">Each frontier state marked 1; policy-consistent successors are 0 </text:p>
        </text:list-item>
        <text:list-item>
          <text:p text:style-name="P67">By frontier minimality: no accepting target is reachable ⇒ non-reachability holds </text:p>
        </text:list-item>
      </text:list>
      <text:h text:style-name="P10" text:outline-level="3">Verification Equations (Succinct)</text:h>
      <text:p text:style-name="P4">For non-reachability (PSSM):</text:p>
      <text:p text:style-name="P36"><text:span text:style-name="Source_20_Text"><text:span text:style-name="T4">∀</text:span></text:span><text:span text:style-name="Source_20_Text"><text:span text:style-name="T3">q_f ∈ F: SMM.Zero(R_H, k_H(t,q_f), π) ∧ </text:span></text:span></text:p>
      <text:p text:style-name="P37"><text:span text:style-name="Source_20_Text"><text:span text:style-name="T4"><text:s text:c="9"/>⋀</text:span></text:span><text:span text:style-name="Source_20_Text"><text:span text:style-name="T3">_(x,q)∈C (SMM.Incl(R_H, k_H(x,q), 1, π) ∧ </text:span></text:span></text:p>
      <text:p text:style-name="P37"><text:span text:style-name="Source_20_Text"><text:span text:style-name="T4"><text:s text:c="20"/>∀</text:span></text:span><text:span text:style-name="Source_20_Text"><text:span text:style-name="T3">(x,q) → (y,q'): SMM.Zero(R_H, k_H(y,q'), π))</text:span></text:span></text:p>
      <text:h text:style-name="P10" text:outline-level="3">Complexity</text:h>
      <text:list text:style-name="L27">
        <text:list-item>
          <text:p text:style-name="P68"><text:span text:style-name="Strong_20_Emphasis"><text:span text:style-name="T2">n = |V|, m = |E|, |Q| = q</text:span></text:span><text:span text:style-name="T2"> </text:span></text:p>
        </text:list-item>
        <text:list-item>
          <text:p text:style-name="P68"><text:span text:style-name="T2">Path witness size: </text:span><text:span text:style-name="Strong_20_Emphasis"><text:span text:style-name="T2">O(ℓ·log N)</text:span></text:span><text:span text:style-name="T2"> hashes (ℓ = path length, N = SMM size) </text:span></text:p>
        </text:list-item>
        <text:list-item>
          <text:p text:style-name="P68"><text:span text:style-name="T2">Non-reach (PSSM) frontier size: </text:span><text:span text:style-name="Strong_20_Emphasis"><text:span text:style-name="T2">r</text:span></text:span><text:span text:style-name="T2"> cut-degree Δ; witness includes r inclusions + rΔ zero-proofs </text:span></text:p>
        </text:list-item>
        <text:list-item>
          <text:p text:style-name="P68"><text:span text:style-name="T2">Size: </text:span><text:span text:style-name="Strong_20_Emphasis"><text:span text:style-name="T2">O((r + rΔ) log N)</text:span></text:span><text:span text:style-name="T2"> </text:span></text:p>
        </text:list-item>
        <text:list-item>
          <text:p text:style-name="P68"><text:span text:style-name="T2">Verification: </text:span><text:span text:style-name="Strong_20_Emphasis"><text:span text:style-name="T2">O(ℓ log N)</text:span></text:span><text:span text:style-name="T2"> for reach, similar for non-reach </text:span></text:p>
        </text:list-item>
        <text:list-item>
          <text:p text:style-name="P69">Microsecond verification on commodity CPUs (~20 SHA-256 for log₂ N ≈ 20) </text:p>
        </text:list-item>
      </text:list>
      <text:h text:style-name="P10" text:outline-level="3"><text:soft-page-break/>Security Goals</text:h>
      <text:p text:style-name="P15"><text:span text:style-name="Strong_20_Emphasis"><text:span text:style-name="T2">Receipt Unforgeability:</text:span></text:span><text:span text:style-name="T2"> No PPT adversary can produce valid receipt for false statement S w.r.t. (R_D, R_A) unless:</text:span></text:p>
      <text:list text:style-name="L28">
        <text:list-item>
          <text:p text:style-name="P70">Finding Merkle collision (breaks CRH) </text:p>
        </text:list-item>
        <text:list-item>
          <text:p text:style-name="P70">Forging signature </text:p>
        </text:list-item>
        <text:list-item>
          <text:p text:style-name="P71">Forging TSA proof </text:p>
        </text:list-item>
      </text:list>
      <text:p text:style-name="P15"><text:span text:style-name="Strong_20_Emphasis"><text:span text:style-name="T2">Soundness (non-reachability):</text:span></text:span><text:span text:style-name="T2"> False non-reach requires either:</text:span></text:p>
      <text:list text:style-name="L29">
        <text:list-item>
          <text:p text:style-name="P72">Making reachable product-state appear as 0 (Merkle collision) </text:p>
        </text:list-item>
        <text:list-item>
          <text:p text:style-name="P72">Presenting frontier C where some successor is actually 1 (contradicted by inclusion proofs) </text:p>
        </text:list-item>
        <text:list-item>
          <text:p text:style-name="P73">Eliding existing successor edge (contradicted by R_E inclusion) </text:p>
        </text:list-item>
      </text:list>
      <text:p text:style-name="P15"><text:span text:style-name="Strong_20_Emphasis"><text:span text:style-name="T2">Completeness:</text:span></text:span><text:span text:style-name="T2"> If statement is true, Engine can construct witnesses in O(m log n)</text:span></text:p>
      <text:p text:style-name="P3">How do these maths differ from what you first provided?</text:p>
      <text:p text:style-name="P3">The user is asking how the mathematical formulations in the PDF differ from what I initially provided based on the text documents. Let me compare:</text:p>
      <text:p text:style-name="P4">Initial response (from text documents):</text:p>
      <text:list text:style-name="L30">
        <text:list-item>
          <text:p text:style-name="P74">Based on the specification and claims documents </text:p>
        </text:list-item>
        <text:list-item>
          <text:p text:style-name="P74">Focused on sparse Merkle trees for closure commitment </text:p>
        </text:list-item>
        <text:list-item>
          <text:p text:style-name="P74">Simple reachability closure Desc_i(A) </text:p>
        </text:list-item>
        <text:list-item>
          <text:p text:style-name="P74">Non-membership proof under SMT_root_A^i </text:p>
        </text:list-item>
        <text:list-item>
          <text:p text:style-name="P75">Simpler model without formal automata </text:p>
        </text:list-item>
      </text:list>
      <text:p text:style-name="P4">PDF mathematical formulation:</text:p>
      <text:list text:style-name="L31">
        <text:list-item>
          <text:p text:style-name="P76">Much more formal/rigorous </text:p>
        </text:list-item>
        <text:list-item>
          <text:p text:style-name="P76">Introduces finite automata A = (Q, Σ, δ, q₀, F) for policy specification </text:p>
        </text:list-item>
        <text:list-item>
          <text:p text:style-name="P76">Product graph construction H = V × Q </text:p>
        </text:list-item>
        <text:list-item>
          <text:p text:style-name="P76">Two different non-reachability constructions (PSSM + cut certificate, and edge-cut certificate) </text:p>
        </text:list-item>
        <text:list-item>
          <text:p text:style-name="P76">Frontier sets and cut certificates </text:p>
        </text:list-item>
        <text:list-item>
          <text:p text:style-name="P76">More complex witness structures </text:p>
        </text:list-item>
        <text:list-item>
          <text:p text:style-name="P77">Explicit security proofs and complexity analysis </text:p>
        </text:list-item>
      </text:list>
      <text:p text:style-name="P4">The key differences are:</text:p>
      <text:list text:style-name="L32">
        <text:list-item>
          <text:p text:style-name="P78">The PDF introduces policy-aware reachability using finite automata </text:p>
        </text:list-item>
        <text:list-item>
          <text:p text:style-name="P78">Product graph construction for policy-conforming paths </text:p>
        </text:list-item>
        <text:list-item>
          <text:p text:style-name="P78">Frontier/cut certificate approach for non-reachability </text:p>
        </text:list-item>
        <text:list-item>
          <text:p text:style-name="P78">More sophisticated proof structures </text:p>
        </text:list-item>
        <text:list-item>
          <text:p text:style-name="P79">Formal security goals and soundness proofs </text:p>
        </text:list-item>
      </text:list>
      <text:p text:style-name="P4">The PDF mathematics are significantly more sophisticated than what I initially extracted from the text documents. Here are the key differences:</text:p>
      <text:h text:style-name="P9" text:outline-level="2"><text:soft-page-break/>Major Conceptual Differences</text:h>
      <text:h text:style-name="P80" text:outline-level="3"><text:span text:style-name="T2">1. </text:span><text:span text:style-name="Strong_20_Emphasis"><text:span text:style-name="T2">Policy-Aware Reachability</text:span></text:span></text:h>
      <text:list text:style-name="L33">
        <text:list-item>
          <text:p text:style-name="P81"><text:span text:style-name="Strong_20_Emphasis"><text:span text:style-name="T2">Initial:</text:span></text:span><text:span text:style-name="T2"> Simple transitive closure Desc_i(A) over all edges </text:span></text:p>
        </text:list-item>
        <text:list-item>
          <text:p text:style-name="P82"><text:span text:style-name="Strong_20_Emphasis"><text:span text:style-name="T2">PDF:</text:span></text:span><text:span text:style-name="T2"> Policy-constrained reachability using finite automaton A = (Q, Σ, δ, q₀, F), where paths must conform to language L(A) </text:span></text:p>
        </text:list-item>
      </text:list>
      <text:h text:style-name="P80" text:outline-level="3"><text:span text:style-name="T2">2. </text:span><text:span text:style-name="Strong_20_Emphasis"><text:span text:style-name="T2">Product Graph Construction</text:span></text:span></text:h>
      <text:list text:style-name="L34">
        <text:list-item>
          <text:p text:style-name="P83"><text:span text:style-name="Strong_20_Emphasis"><text:span text:style-name="T2">Initial:</text:span></text:span><text:span text:style-name="T2"> Direct graph traversal (BFS/DFS) over original graph G </text:span></text:p>
        </text:list-item>
        <text:list-item>
          <text:p text:style-name="P84"><text:span text:style-name="Strong_20_Emphasis"><text:span text:style-name="T2">PDF:</text:span></text:span><text:span text:style-name="T2"> Constructs product graph H = V × Q combining graph nodes with automaton states </text:span></text:p>
        </text:list-item>
      </text:list>
      <text:h text:style-name="P80" text:outline-level="3"><text:span text:style-name="T2">3. </text:span><text:span text:style-name="Strong_20_Emphasis"><text:span text:style-name="T2">Non-Reachability Proof Methods</text:span></text:span></text:h>
      <text:list text:style-name="L35">
        <text:list-item>
          <text:p text:style-name="P85"><text:span text:style-name="Strong_20_Emphasis"><text:span text:style-name="T2">Initial:</text:span></text:span><text:span text:style-name="T2"> Single approach - sparse Merkle non-membership of target under source's closure root </text:span></text:p>
        </text:list-item>
        <text:list-item>
          <text:p text:style-name="P85"><text:span text:style-name="Strong_20_Emphasis"><text:span text:style-name="T2">PDF:</text:span></text:span><text:span text:style-name="T2"> Two sophisticated variants: </text:span></text:p>
          <text:list>
            <text:list-item>
              <text:p text:style-name="P85"><text:span text:style-name="Strong_20_Emphasis"><text:span text:style-name="T2">PSSM + Cut Certificate:</text:span></text:span><text:span text:style-name="T2"> Uses minimal frontier F* that intercepts all accepting paths </text:span></text:p>
            </text:list-item>
            <text:list-item>
              <text:p text:style-name="P86"><text:span text:style-name="Strong_20_Emphasis"><text:span text:style-name="T2">Edge-Cut Certificate:</text:span></text:span><text:span text:style-name="T2"> Removes critical edge set K that blocks all conforming paths </text:span></text:p>
            </text:list-item>
          </text:list>
        </text:list-item>
      </text:list>
      <text:h text:style-name="P80" text:outline-level="3"><text:span text:style-name="T2">4. </text:span><text:span text:style-name="Strong_20_Emphasis"><text:span text:style-name="T2">Witness Complexity</text:span></text:span></text:h>
      <text:list text:style-name="L36">
        <text:list-item>
          <text:p text:style-name="P87"><text:span text:style-name="Strong_20_Emphasis"><text:span text:style-name="T2">Initial:</text:span></text:span><text:span text:style-name="T2"> Simple non-membership proof π_⊥ showing H(B) → ⊥ </text:span></text:p>
        </text:list-item>
        <text:list-item>
          <text:p text:style-name="P87"><text:span text:style-name="Strong_20_Emphasis"><text:span text:style-name="T2">PDF:</text:span></text:span><text:span text:style-name="T2"> Complex witness structures including: </text:span></text:p>
          <text:list>
            <text:list-item>
              <text:p text:style-name="P88">Frontier sets with inclusion/exclusion proofs </text:p>
            </text:list-item>
            <text:list-item>
              <text:p text:style-name="P88">Product-state bitmaps B: V × Q → {0,1} </text:p>
            </text:list-item>
            <text:list-item>
              <text:p text:style-name="P89">Multiple proof components (R_H, Π₀, C, Π_C) </text:p>
            </text:list-item>
          </text:list>
        </text:list-item>
      </text:list>
      <text:h text:style-name="P80" text:outline-level="3"><text:span text:style-name="T2">5. </text:span><text:span text:style-name="Strong_20_Emphasis"><text:span text:style-name="T2">Mathematical Rigor</text:span></text:span></text:h>
      <text:list text:style-name="L37">
        <text:list-item>
          <text:p text:style-name="P90"><text:span text:style-name="Strong_20_Emphasis"><text:span text:style-name="T2">Initial:</text:span></text:span><text:span text:style-name="T2"> Informal complexity (O(log U) for verification) </text:span></text:p>
        </text:list-item>
        <text:list-item>
          <text:p text:style-name="P90"><text:span text:style-name="Strong_20_Emphasis"><text:span text:style-name="T2">PDF:</text:span></text:span><text:span text:style-name="T2"> Precise bounds: </text:span></text:p>
          <text:list>
            <text:list-item>
              <text:p text:style-name="P91">Path witness: O(ℓ·log N) where ℓ is path length </text:p>
            </text:list-item>
            <text:list-item>
              <text:p text:style-name="P91">Frontier size: r cut-degree Δ </text:p>
            </text:list-item>
            <text:list-item>
              <text:p text:style-name="P92">Non-reach witness: O((r + rΔ) log N) </text:p>
            </text:list-item>
          </text:list>
        </text:list-item>
      </text:list>
      <text:h text:style-name="P80" text:outline-level="3"><text:span text:style-name="T2">6. </text:span><text:span text:style-name="Strong_20_Emphasis"><text:span text:style-name="T2">Security Model</text:span></text:span></text:h>
      <text:list text:style-name="L38">
        <text:list-item>
          <text:p text:style-name="P93"><text:span text:style-name="Strong_20_Emphasis"><text:span text:style-name="T2">Initial:</text:span></text:span><text:span text:style-name="T2"> Informal soundness/completeness claims </text:span></text:p>
        </text:list-item>
        <text:list-item>
          <text:p text:style-name="P93"><text:span text:style-name="Strong_20_Emphasis"><text:span text:style-name="T2">PDF:</text:span></text:span><text:span text:style-name="T2"> Formal security goals with explicit reduction to: </text:span></text:p>
          <text:list>
            <text:list-item>
              <text:p text:style-name="P94">CRH (collision-resistant hash) breaking </text:p>
            </text:list-item>
            <text:list-item>
              <text:p text:style-name="P94">EUF-CMA signature forging </text:p>
            </text:list-item>
            <text:list-item>
              <text:p text:style-name="P95">TSA proof forging </text:p>
            </text:list-item>
          </text:list>
        </text:list-item>
      </text:list>
      <text:h text:style-name="P80" text:outline-level="3"><text:span text:style-name="T2">7. </text:span><text:span text:style-name="Strong_20_Emphasis"><text:span text:style-name="T2">Encoding Details</text:span></text:span></text:h>
      <text:list text:style-name="L39">
        <text:list-item>
          <text:p text:style-name="P96"><text:span text:style-name="Strong_20_Emphasis"><text:span text:style-name="T2">Initial:</text:span></text:span><text:span text:style-name="T2"> Generic H(node_id) hashing </text:span></text:p>
        </text:list-item>
        <text:list-item>
          <text:p text:style-name="P96"><text:span text:style-name="Strong_20_Emphasis"><text:span text:style-name="T2">PDF:</text:span></text:span><text:span text:style-name="T2"> Domain-separated CBOR encodings: </text:span></text:p>
          <text:list>
            <text:list-item>
              <text:p text:style-name="P97"><text:soft-page-break/>Node keys: H("V" ∥ ⟨v⟩) </text:p>
            </text:list-item>
            <text:list-item>
              <text:p text:style-name="P97">Edge keys: H("E" ∥ ⟨u,a,v⟩) </text:p>
            </text:list-item>
            <text:list-item>
              <text:p text:style-name="P98">Product state keys: H("H" ∥ ⟨v⟩ ∥ q) </text:p>
            </text:list-item>
          </text:list>
        </text:list-item>
      </text:list>
      <text:p text:style-name="P4">The PDF essentially presents a more general framework where simple reachability (from the initial docs) becomes a special case with trivial automaton A = ({q₀}, Σ, δ_all, q₀, {q₀}) that accepts all paths. The frontier-based approach is also entirely new, providing an alternative proof strategy that can be more efficient for certain graph structures.</text:p>
      <text:p text:style-name="P3">On the one hand a "more general framework" and on the other "significantly more sophisticated than what I [you] initially extracted" How do you align those two positions?</text:p>
      <text:p text:style-name="P3">The user is pointing out an apparent contradiction in my statement. I said the PDF mathematics are "significantly more sophisticated" but also called them a "more general framework." They're asking how these two positions align.</text:p>
      <text:p text:style-name="P4">This is a fair critique. Let me think about this:</text:p>
      <text:list text:style-name="L40">
        <text:list-item>
          <text:p text:style-name="P99">"More general" typically means broader in scope, often simpler in some ways because it encompasses more cases </text:p>
        </text:list-item>
        <text:list-item>
          <text:p text:style-name="P100">"More sophisticated" suggests more complex, advanced, nuanced </text:p>
        </text:list-item>
      </text:list>
      <text:p text:style-name="P4">These aren't necessarily contradictory though. Something can be both more general AND more sophisticated. The PDF shows:</text:p>
      <text:list text:style-name="L41">
        <text:list-item>
          <text:p text:style-name="P101">A more general framework (handles policy-constrained paths, not just all paths) </text:p>
        </text:list-item>
        <text:list-item>
          <text:p text:style-name="P102">That is also more sophisticated (requires product graphs, automata theory, frontier sets) </text:p>
        </text:list-item>
      </text:list>
      <text:p text:style-name="P4">The initial text documents actually described a specific instantiation (simple reachability) while the PDF shows the full general theory that includes that as a special case.</text:p>
      <text:p text:style-name="P4">I should acknowledge this apparent tension and explain how both can be true.</text:p>
      <text:p text:style-name="P4">You're right to point out that tension - those two characterizations do seem to pull in different directions. Let me clarify what I mean:</text:p>
      <text:p text:style-name="P4">The PDF framework is "more general" in that it handles a broader class of problems - it can express policy-constrained reachability where paths must satisfy automaton-defined patterns, not just simple "any path" reachability. The initial documents essentially describe the special case where the automaton accepts everything.</text:p>
      <text:p text:style-name="P4">But it's also "more sophisticated" because achieving this generality requires substantially more mathematical machinery:</text:p>
      <text:list text:style-name="L42">
        <text:list-item>
          <text:p text:style-name="P103">Product graph construction (V × Q) </text:p>
        </text:list-item>
        <text:list-item>
          <text:p text:style-name="P103">Automaton state tracking through paths </text:p>
        </text:list-item>
        <text:list-item>
          <text:p text:style-name="P103">Frontier-based proof strategies </text:p>
        </text:list-item>
        <text:list-item>
          <text:p text:style-name="P104">Domain-separated encodings for different object types </text:p>
        </text:list-item>
      </text:list>
      <text:p text:style-name="P4"><text:soft-page-break/>So it's both more powerful (handles more cases) AND more complex (requires more concepts to understand and implement).</text:p>
      <text:p text:style-name="P4">Think of it like comparing arithmetic to algebra. Algebra is more general (can express relationships arithmetic cannot) but also more sophisticated (requires understanding variables, equations, abstract manipulation). The generality comes through added sophistication, not simplification.</text:p>
      <text:p text:style-name="P4">The initial documents I analyzed gave you the "deployed system" view - here's how RMT works for the concrete case of simple graph reachability. The PDF gives the "theoretical foundation" - here's the full mathematical framework that can handle arbitrary policy constraints, of which simple reachability is just one instance.</text:p>
      <text:p text:style-name="P4">Both are valid descriptions of the same system, just at different levels of abstraction.</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3T09:07:26.783051800</meta:creation-date>
    <dc:date>2025-09-23T11:14:10.043317100</dc:date>
    <meta:editing-duration>PT8M41S</meta:editing-duration>
    <meta:editing-cycles>3</meta:editing-cycles>
    <meta:generator>LibreOffice/25.8.1.1$Windows_X86_64 LibreOffice_project/54047653041915e595ad4e45cccea684809c77b5</meta:generator>
    <meta:document-statistic meta:table-count="0" meta:image-count="0" meta:object-count="3" meta:page-count="10" meta:paragraph-count="262" meta:word-count="2578" meta:character-count="15928" meta:non-whitespace-character-count="13515"/>
  </office:meta>
</office:document-meta>
</file>